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5.2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5.2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1.094cm" fo:min-width="1.34cm" draw:shadow="hidden"/>
    </style:style>
    <style:style style:name="gr6" style:family="graphic" style:parent-style-name="standard">
      <style:graphic-properties draw:fill-color="#ff8d00" draw:textarea-horizontal-align="justify" draw:textarea-vertical-align="middle" draw:auto-grow-height="false" fo:min-height="1.094cm" fo:min-width="2.542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458cm" fo:min-width="1.056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458cm" fo:min-width="1.34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458cm" fo:min-width="2.3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458cm" fo:min-width="1.41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3.55cm" fo:min-width="5.2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458cm" fo:min-width="2.046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458cm" fo:min-width="1.904cm"/>
    </style:style>
    <style:style style:name="gr14" style:family="graphic" style:parent-style-name="standard">
      <style:graphic-properties draw:fill-color="#ff9999" draw:textarea-horizontal-align="justify" draw:textarea-vertical-align="middle" draw:auto-grow-height="false" fo:min-height="0.952cm" fo:min-width="3.108cm"/>
    </style:style>
    <style:style style:name="P1" style:family="paragraph">
      <style:paragraph-properties fo:text-align="center"/>
      <style:text-properties style:font-name="Oxygen-Sans" fo:font-size="16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Oxygen-Sans" fo:font-size="16pt" style:font-size-asian="18pt" style:font-size-complex="18pt"/>
    </style:style>
    <style:style style:name="P3" style:family="paragraph">
      <loext:graphic-properties draw:fill-color="#ff950e"/>
      <style:paragraph-properties fo:text-align="center"/>
      <style:text-properties style:font-name="Oxygen-Sans" fo:font-size="16pt" style:font-size-asian="18pt" style:font-size-complex="18pt"/>
    </style:style>
    <style:style style:name="P4" style:family="paragraph">
      <loext:graphic-properties draw:fill-color="#ff8d00"/>
      <style:paragraph-properties fo:text-align="center"/>
      <style:text-properties style:font-name="Oxygen-Sans" fo:font-size="16pt" style:font-size-asian="18pt" style:font-size-complex="18pt"/>
    </style:style>
    <style:style style:name="P5" style:family="paragraph">
      <loext:graphic-properties draw:fill-color="#ffff00"/>
      <style:paragraph-properties fo:text-align="center"/>
      <style:text-properties style:font-name="Oxygen-Sans" fo:font-size="16pt" style:font-size-asian="18pt" style:font-size-complex="18pt"/>
    </style:style>
    <style:style style:name="P6" style:family="paragraph">
      <style:paragraph-properties fo:text-align="center"/>
      <style:text-properties style:font-name="Oxygen-Sans" fo:font-size="16pt" fo:font-style="italic" style:font-size-asian="18pt" style:font-size-complex="18pt"/>
    </style:style>
    <style:style style:name="P7" style:family="paragraph">
      <loext:graphic-properties draw:fill-color="#99ffcc"/>
      <style:paragraph-properties fo:text-align="center"/>
      <style:text-properties style:font-name="Oxygen-Sans" fo:font-size="16pt" fo:font-style="italic" style:font-size-asian="18pt" style:font-size-complex="18pt"/>
    </style:style>
    <style:style style:name="P8" style:family="paragraph">
      <loext:graphic-properties draw:fill-color="#ff9999"/>
      <style:paragraph-properties fo:text-align="center"/>
      <style:text-properties style:font-name="Oxygen-Sans"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cm" svg:height="4.1cm" svg:x="16.6cm" svg:y="2.5cm">
          <text:p text:style-name="P1">HistogramBase<text:line-break/></text:p>
          <text:p text:style-name="P1">+ frequencies</text:p>
          <text:p text:style-name="P1">+ errors2</text:p>
          <text:p text:style-name="P1">+ binnings</text:p>
          <text:p text:style-name="P1">+ metadata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cm" svg:height="1.6cm" svg:x="16.5cm" svg:y="8.8cm">
          <text:p text:style-name="P1">Histogram1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7cm" svg:height="1.6cm" svg:x="22.9cm" svg:y="9.2cm">
          <text:p text:style-name="P1">HistogramN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cm" svg:height="1.6cm" svg:x="22.4cm" svg:y="6.6cm">
          <text:p text:style-name="P1">Histogram2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5.25cm" svg:y1="6.6cm" svg:x2="22.3cm" svg:y2="4.55cm" draw:start-shape="id1" draw:start-glue-point="0" draw:end-shape="id2" draw:end-glue-point="1" svg:d="M25250 6600l-2950-2050" svg:viewBox="0 0 2951 2051">
          <text:p/>
        </draw:connector>
        <draw:connector draw:style-name="gr3" draw:text-style-name="P2" draw:layer="layout" draw:type="line" svg:x1="19.35cm" svg:y1="8.8cm" svg:x2="19.45cm" svg:y2="6.6cm" draw:start-shape="id3" draw:start-glue-point="0" draw:end-shape="id2" draw:end-glue-point="2" svg:d="M19350 8800l100-2200" svg:viewBox="0 0 101 2201">
          <text:p/>
        </draw:connector>
        <draw:connector draw:style-name="gr3" draw:text-style-name="P2" draw:layer="layout" draw:type="line" svg:x1="25.75cm" svg:y1="9.2cm" svg:x2="25.25cm" svg:y2="8.2cm" draw:start-shape="id4" draw:start-glue-point="0" draw:end-shape="id1" draw:end-glue-point="2" svg:d="M25750 9200l-500-1000" svg:viewBox="0 0 501 1001">
          <text:p/>
        </draw:connector>
        <draw:custom-shape draw:style-name="gr4" draw:text-style-name="P1" xml:id="id6" draw:id="id6" draw:layer="layout" svg:width="5.7cm" svg:height="2.8cm" svg:x="6.1cm" svg:y="3.3cm">
          <text:p text:style-name="P1">BinningBase</text:p>
          <text:p text:style-name="P1"/>
          <text:p text:style-name="P1">+ bins/numpy_bins</text:p>
          <text:p text:style-name="P1">+ adaptive_allowed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7cm" svg:height="1.6cm" svg:x="1.2cm" svg:y="7.9cm">
          <text:p text:style-name="P1">StaticBin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7cm" svg:height="1.6cm" svg:x="5.3cm" svg:y="10.3cm">
          <text:p text:style-name="P1">NumpyBin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7cm" svg:height="1.6cm" svg:x="10.8cm" svg:y="12.8cm">
          <text:p text:style-name="P1">FixedWidthBin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5.7cm" svg:height="1.6cm" svg:x="15.4cm" svg:y="15.3cm">
          <text:p text:style-name="P1">ExponentialBinn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4.05cm" svg:y1="7.9cm" svg:x2="6.1cm" svg:y2="4.7cm" draw:start-shape="id5" draw:start-glue-point="0" draw:end-shape="id6" svg:d="M4050 7900l2050-3200" svg:viewBox="0 0 2051 3201">
          <text:p/>
        </draw:connector>
        <draw:connector draw:style-name="gr3" draw:text-style-name="P2" draw:layer="layout" draw:type="line" svg:x1="8.15cm" svg:y1="10.3cm" svg:x2="8.95cm" svg:y2="6.1cm" draw:start-shape="id7" draw:start-glue-point="0" draw:end-shape="id6" draw:end-glue-point="2" svg:d="M8150 10300l800-4200" svg:viewBox="0 0 801 4201">
          <text:p/>
        </draw:connector>
        <draw:connector draw:style-name="gr3" draw:text-style-name="P2" draw:layer="layout" draw:type="line" svg:x1="13.65cm" svg:y1="12.8cm" svg:x2="11.8cm" svg:y2="4.7cm" draw:start-shape="id8" draw:start-glue-point="0" draw:end-shape="id6" svg:d="M13650 12800l-1850-8100" svg:viewBox="0 0 1851 8101">
          <text:p/>
        </draw:connector>
        <draw:connector draw:style-name="gr3" draw:text-style-name="P2" draw:layer="layout" draw:type="line" svg:x1="11.8cm" svg:y1="4.7cm" svg:x2="16.6cm" svg:y2="4.55cm" draw:start-shape="id6" draw:start-glue-point="1" draw:end-shape="id2" svg:d="M11800 4700l4800-150" svg:viewBox="0 0 4801 151">
          <text:p/>
        </draw:connector>
        <draw:connector draw:style-name="gr3" draw:text-style-name="P2" draw:layer="layout" draw:type="line" svg:x1="18.25cm" svg:y1="15.3cm" svg:x2="11.8cm" svg:y2="4.7cm" draw:start-shape="id9" draw:start-glue-point="0" draw:end-shape="id6" svg:d="M18250 15300l-6450-10600" svg:viewBox="0 0 6451 10601">
          <text:p/>
        </draw:connector>
        <draw:custom-shape draw:style-name="gr5" draw:text-style-name="P3" draw:layer="layout" svg:width="2.6cm" svg:height="1.9cm" svg:x="15cm" svg:y="7.5cm">
          <text:p text:style-name="P1">h1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6cm" svg:height="1.9cm" svg:x="25.6cm" svg:y="4.8cm">
          <text:p text:style-name="P1">h2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3cm" svg:height="1.9cm" svg:x="24.4cm" svg:y="10.4cm">
          <text:p text:style-name="P1">histogramdd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6cm" svg:height="1.9cm" svg:x="22.1cm" svg:y="10.5cm">
          <text:p text:style-name="P1">h3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2cm" svg:height="1cm" svg:x="1.2cm" svg:y="9.1cm">
          <text:p text:style-name="P1">[ 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6cm" svg:height="1cm" svg:x="3.1cm" svg:y="11.4cm">
          <text:p text:style-name="P1">n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cm" svg:height="1cm" svg:x="10.1cm" svg:y="12.3cm">
          <text:p text:style-name="P1">fixed_wid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.7cm" svg:height="1cm" svg:x="9.7cm" svg:y="13.9cm">
          <text:p text:style-name="P1">hum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0" draw:id="id10" draw:layer="layout" svg:width="5.7cm" svg:height="3.8cm" svg:x="21.7cm" svg:y="13.7cm">
          <text:p text:style-name="P6">Special</text:p>
          <text:p text:style-name="P6">histogra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4.55cm" svg:y1="13.7cm" svg:x2="25.75cm" svg:y2="10.8cm" draw:start-shape="id10" draw:start-glue-point="0" draw:end-shape="id4" svg:d="M24550 13700l1200-2900" svg:viewBox="0 0 1201 2901">
          <text:p/>
        </draw:connector>
        <draw:custom-shape draw:style-name="gr12" draw:text-style-name="P5" draw:layer="layout" svg:width="3.6cm" svg:height="1cm" svg:x="13.3cm" svg:y="14cm">
          <text:p text:style-name="P1">inte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4cm" svg:height="1cm" svg:x="13.6cm" svg:y="16.7cm">
          <text:p text:style-name="P1">exponent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2cm" svg:height="1cm" svg:x="3.2cm" svg:y="9.2cm">
          <text:p text:style-name="P1">quant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5.1cm" svg:height="1.7cm" svg:x="4.9cm" svg:y="11.6cm">
          <text:p text:style-name="P6">Astropy binn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7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7:59:41.588722384</meta:creation-date>
    <dc:date>2017-03-30T18:18:03.688921999</dc:date>
    <meta:editing-duration>PT8M</meta:editing-duration>
    <meta:editing-cycles>3</meta:editing-cycles>
    <meta:generator>LibreOffice/5.1.6.2.0$Linux_X86_64 LibreOffice_project/10$Build-2</meta:generator>
    <meta:document-statistic meta:object-count="31"/>
  </office:meta>
</office:document-meta>
</file>